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Математика</text:h>
      <text:list xml:id="list33415073" text:style-name="L1">
        <text:list-item>
          <text:p text:style-name="P5">Кратные, поверхностные и криволинейные интегралы. Формулы Грина, Стокса и Остроградского. - <text:span text:style-name="T2">ok</text:span></text:p>
        </text:list-item>
        <text:list-item>
          <text:p text:style-name="P5">Числовые ряды. Абсолютная и условная сходимость. Признаки сходимости числовых рядов.<text:span text:style-name="T1"> - ok-ish</text:span></text:p>
        </text:list-item>
        <text:list-item>
          <text:p text:style-name="P5">Функциональные ряды, свойства равномерно сходящихся функциональных рядов. Степенные ряды. Ряд Тейлора.<text:span text:style-name="T1"> - ok</text:span></text:p>
        </text:list-item>
        <text:list-item>
          <text:p text:style-name="P5">Тригонометрические ряды Фурье. Преобразования Фурье.<text:span text:style-name="T1"> - ok</text:span></text:p>
        </text:list-item>
        <text:list-item>
          <text:p text:style-name="P5">Аналитические функции комплексной переменной. Интегральная формула Коши. Особые точки, вычеты. Конформные отображения.<text:span text:style-name="T1"> - ok</text:span></text:p>
        </text:list-item>
        <text:list-item>
          <text:p text:style-name="P5">Определители и их свойства. Системы линейных алгебраических уравнений и их исследование. Методы решения систем линейных алгебраических уравнений.<text:span text:style-name="T1"> - ok-ish</text:span></text:p>
        </text:list-item>
        <text:list-item>
          <text:p text:style-name="P5">Линейные операторы в конечномерном пространстве и их матричное представление. Характеристический многочлен, собственные числа и собственные вектора линейного оператора. Сопряженные и самосопряженные операторы.<text:span text:style-name="T1"> - ok-ish</text:span></text:p>
        </text:list-item>
        <text:list-item>
          <text:p text:style-name="P5">Задача Коши для системы обыкновенных дифференциальных уравнений. Существование и единственность решения. Устойчивость.<text:span text:style-name="T1"> - ok</text:span></text:p>
        </text:list-item>
        <text:list-item>
          <text:p text:style-name="P5">Линейные обыкновенные дифференциальные уравнения и системы. Фундаментальная система решений. Метод вариации постоянных для решения неоднородных уравнений.<text:span text:style-name="T1"> - ok</text:span></text:p>
        </text:list-item>
        <text:list-item>
          <text:p text:style-name="P5">Классификация линейных дифференциальных уравнений в частных производных второго порядка. Уравнение переноса, уравнение теплопроводности, волновые уравнения, уравнения эллиптического типа. Постановка краевых задач, граничные условия.<text:span text:style-name="T1"> - ok</text:span></text:p>
        </text:list-item>
        <text:list-item>
          <text:p text:style-name="P1">Случайные величины и их функции распределения. Математическое ожидание и дисперсия. Локальная предельная теорема.<text:span text:style-name="T1"> - hardly ok</text:span></text:p>
        </text:list-item>
      </text:list>
      <text:h text:style-name="Heading_20_3" text:outline-level="3"><text:bookmark text:name="h.9113kxdmmdrw"/>Прикладная математика</text:h>
      <text:list xml:id="list33391399" text:style-name="L2">
        <text:list-item>
          <text:p text:style-name="P6">Математическое моделирование: этапы моделирования, виды математических моделей. Источники и классификация погрешностей результатов моделирования. Корректность вычислительных задач и алгоритмов. Понятия устойчивости и обусловленности.<text:span text:style-name="T1"> - ok</text:span></text:p>
        </text:list-item>
        <text:list-item>
          <text:p text:style-name="P6">Приближенное вычисление интегралов. Формулы прямоугольников, трапеций и Симпсона. Оценка погрешности. Способы вычисления кратных интегралов.<text:span text:style-name="T1"> - ok</text:span></text:p>
        </text:list-item>
        <text:list-item>
          <text:p text:style-name="P6">Численное решение нелинейных уравнений и систем уравнений. Методы простой итерации и Ньютона.<text:span text:style-name="T1"> - ok</text:span></text:p>
        </text:list-item>
        <text:list-item>
          <text:p text:style-name="P6">Прямые методы решения систем линейных алгебраических уравнений. Метод Гаусса. Обусловленность матриц.<text:span text:style-name="T1"> - ok</text:span></text:p>
        </text:list-item>
        <text:list-item>
          <text:p text:style-name="P6">Итерационные методы решения систем линейных алгебраических уравнений. Методы простой итерации, Гаусса-Зейделя, последовательной релаксации. Сходимость итерационных методов.<text:span text:style-name="T1"> - ok</text:span></text:p>
        </text:list-item>
        <text:list-item>
          <text:p text:style-name="P6">Численные методы решения задачи Коши для обыкновенных дифференциальных уравнений. Понятия сходимости, аппроксимации и устойчивости разностных схем.<text:span text:style-name="T1"> - ok-ish</text:span></text:p>
        </text:list-item>
        <text:list-item>
          <text:p text:style-name="P6">Численные методы решения задачи Коши для обыкновенных дифференциальных уравнений. Схемы Эйлера, Рунге-Кутты, многошаговые схемы. Оценка погрешности численного решения.<text:span text:style-name="T1"> - ok-ish</text:span></text:p>
        </text:list-item>
        <text:list-item>
          <text:p text:style-name="P6">Разностные методы решения краевых задач для обыкновенных дифференциальных уравнений. Метод прогонки.<text:span text:style-name="T1"> - ok</text:span></text:p>
        </text:list-item>
        <text:list-item>
          <text:p text:style-name="P6">Разностные схемы для уравнений параболического типа (уравнение <text:soft-page-break/>теплопроводности). Аппроксимация, устойчивость и сходимость. Явные и неявные схемы.<text:span text:style-name="T1"> - ok</text:span></text:p>
        </text:list-item>
        <text:list-item>
          <text:p text:style-name="P6">Методы построения разностных схем для задач математической физики. Интегро-интерполяционный метод.<text:span text:style-name="T1"> - ok, may add some</text:span></text:p>
        </text:list-item>
        <text:list-item>
          <text:p text:style-name="P6">Разностные схемы для многомерных краевых задач параболического типа. Локально-одномерная схема. Схема переменных направлений.<text:span text:style-name="T1"> - ok</text:span></text:p>
        </text:list-item>
        <text:list-item>
          <text:p text:style-name="P6">Разностные схемы для краевых задач эллиптического типа.  Итерационные методы решения систем разностных уравнений.<text:span text:style-name="T1"> - ok, look closer?</text:span></text:p>
        </text:list-item>
        <text:list-item>
          <text:p text:style-name="P6">Вариационная формулировка краевых задач. Метод конечных элементов: основные концепции, этапы реализации.<text:span text:style-name="T1"> - seems ok</text:span></text:p>
        </text:list-item>
        <text:list-item>
          <text:p text:style-name="P6">Статистическое оценивание параметров. Точечные и интервальные оценки. Проверка статистических гипотез.<text:span text:style-name="T1"> - ok</text:span></text:p>
        </text:list-item>
        <text:list-item>
          <text:p text:style-name="P6">Аппроксимация функций. Метод наименьших квадратов.<text:span text:style-name="T1"> - ok</text:span></text:p>
        </text:list-item>
        <text:list-item>
          <text:p text:style-name="P2">Постановка и численное решение задач оптимизации. Целевая функция, ограничения. Спуск по координатам, наискорейший спуск, случайный поиск. Условная оптимизация.<text:span text:style-name="T1"> - ok</text:span></text:p>
        </text:list-item>
      </text:list>
      <text:h text:style-name="Heading_20_3" text:outline-level="3">Информатика</text:h>
      <text:list xml:id="list33400373" text:style-name="L3">
        <text:list-item>
          <text:p text:style-name="P7">Множества и операции над ними. Булевы функции, КНФ, ДНФ. Базисы, теорема Поста.<text:span text:style-name="T1"> - ok</text:span></text:p>
        </text:list-item>
        <text:list-item>
          <text:p text:style-name="P7">Структуры данных. Линейные (списки, очереди, деки, вектора). Очереди с приоритетами. Деревья поиска.<text:span text:style-name="T1"> - ok</text:span></text:p>
        </text:list-item>
        <text:list-item>
          <text:p text:style-name="P7">Алгоритмы на графах. Обходы графов. Кратчайшие пути. Остовные деревья.<text:span text:style-name="T1"> - ok</text:span></text:p>
        </text:list-item>
        <text:list-item>
          <text:p text:style-name="P7">Задачи комбинаторной оптимизации: о максимальном потоке, о паросочетании, о потоке минимальной стоимости.<text:span text:style-name="T1"> - ok</text:span></text:p>
        </text:list-item>
        <text:list-item>
          <text:p text:style-name="P7">Вычислительная геометрия на плоскости. Уравнения точек, прямых, окружностей. Выпуклые оболочки, алгоритмы построения. Алгоритмы триангуляции. Задачи регионального поиска.<text:span text:style-name="T1"> - ok</text:span></text:p>
        </text:list-item>
        <text:list-item>
          <text:p text:style-name="P7">Конечные автоматы и регулярные языки, их эквивалентность. Детерминизация и минимизация автоматов.<text:span text:style-name="T1"> - ok-ish</text:span></text:p>
        </text:list-item>
        <text:list-item>
          <text:p text:style-name="P7">Контекстно-свободные грамматики. Нормальная форма Хомского. Общие методы разбора.<text:span text:style-name="T1"> - ok</text:span></text:p>
        </text:list-item>
        <text:list-item>
          <text:p text:style-name="P7">Контекстно-свободные грамматики. Эффективные методы разбора: LL и LR грамматики.<text:span text:style-name="T1"> - ok</text:span></text:p>
        </text:list-item>
        <text:list-item>
          <text:p text:style-name="P7">Разрешимые и перечислимые языки. Неразрешимые проблемы. Проблема останова. Теорема Райса.<text:span text:style-name="T1"> - ok</text:span></text:p>
        </text:list-item>
        <text:list-item>
          <text:p text:style-name="P7">Комбинаторная теория сложности. Временная и емкостная сложность. Сложностные классы P, NP, PS. Сведение, NP-полные задачи.<text:span text:style-name="T1"> - ok with HMU</text:span></text:p>
        </text:list-item>
        <text:list-item>
          <text:p text:style-name="P7">Игры на графах. Функция Гранди. - <text:span text:style-name="T1">well, Stanok.</text:span></text:p>
        </text:list-item>
        <text:list-item>
          <text:p text:style-name="P7">Кооперативная и вытесняющая многозадачность. Процессы, потоки выполнения. Скалярные, супер-скалярные, векторные, SMT процессоры. Шины доступа к памяти и NUMA.<text:span text:style-name="T1"> - ok, scary</text:span></text:p>
        </text:list-item>
        <text:list-item>
          <text:p text:style-name="P7">Потоки выполнения. Распределенные и параллельные системы, их отличия. Масштабируемость, закон Амдала.<text:span text:style-name="T1"> - ok</text:span></text:p>
        </text:list-item>
        <text:list-item>
          <text:p text:style-name="P7">Lock-free и wait-free программы. Задача о консенсусе, способы решения. Универсальные операции. Конструкция Херлихи для реализации lock-free и wait-free структур данных. Базовый формализм Лампорта.<text:span text:style-name="T1"> - ok</text:span></text:p>
        </text:list-item>
        <text:list-item>
          <text:p text:style-name="P7">Планирование выполнения процессов. Алгоритмы (карусельные, учитывающие приоритеты, учитывающие взаимодействие с ресурсами). Real-time планирование. Планирование на нескольких вычислительных узлах, хищение и добровольная миграция процессов. Синдром инверсии приоритетов и методы его избежания.<text:span text:style-name="T1"> - ok, </text:span><text:soft-page-break/><text:span text:style-name="T1">scary</text:span></text:p>
        </text:list-item>
        <text:list-item>
          <text:p text:style-name="P3">Планирование ввода-вывода. Алгоритмы (лифтовые, с очередями и задержками, предсказывающие, абсолютно честное планирование). Особенности для различных типов устройств (лента, HDD, SSD, виртуальные устройства в памяти). Синдром инверсии приоритетов при вводе-выводе, методы его избежания. Latency и производительность.<text:span text:style-name="T1"> - ok, almost as scary</text:span></text:p>
        </text:list-item>
      </text:list>
      <text:h text:style-name="Heading_20_3" text:outline-level="3"><text:bookmark text:name="h.rsycrewn5igy"/>Программирование и вычислительная техника</text:h>
      <text:list xml:id="list33398326" text:style-name="L4">
        <text:list-item>
          <text:p text:style-name="P8">Структурное программирование. Структурные конструкции. Теорема о структурировании.<text:span text:style-name="T1"> - ok</text:span></text:p>
        </text:list-item>
        <text:list-item>
          <text:p text:style-name="P8">Процедурное программирование. Процедуры и функции. Побочные эффекты. Вложенные функции и окружения. Непосредственная и косвенная рекурсия.<text:span text:style-name="T1"> - ok</text:span></text:p>
        </text:list-item>
        <text:list-item>
          <text:p text:style-name="P8">Инкапсуляция. Абстрактные типы данных. Модули. Полиморфизм. Параметрический и ad-hoc полиморфизм. Наследование. Принцип подстановки Лисков. Полиморфизм подтипов. Объектно-ориентированное программирование.<text:span text:style-name="T1"> - ok</text:span></text:p>
        </text:list-item>
        <text:list-item>
          <text:p text:style-name="P8">Метапрограммирование. Шаблоны и Generics. Частичная специализация шаблонов.<text:span text:style-name="T1"> - ok</text:span></text:p>
        </text:list-item>
        <text:list-item>
          <text:p text:style-name="P8">Процессоры общего назначения. Архитектуры CISC и RISC. Конвейер. Суперскалярность. Кэширование команд и данных.<text:span text:style-name="T1"> - ok, scary</text:span></text:p>
        </text:list-item>
        <text:list-item>
          <text:p text:style-name="P8">Оперативная память. Способы адресации. Реальный и защищенный режим работы процессора. Виртуальная память. Страничная организация памяти. Файлы подкачки, алгоритмы выгрузки страниц.<text:span text:style-name="T1"> - ok, scary</text:span></text:p>
        </text:list-item>
        <text:list-item>
          <text:p text:style-name="P8">Ядра операционных систем. Процессы пространства пользователя. Системные вызовы. Классификации типов ядер операционных систем. Экзоядра и их взгляд на ресурсы системы. Неклассические модели процессов (контекст исполнения + частично общие ресурсы, деление исполняемого кода на "прелюдию" и "тело").</text:p>
        </text:list-item>
        <text:list-item>
          <text:p text:style-name="P8">Форматы исполняемых файлов (a.out, COFF, PE, ELF). ABI. Компиляция, линковка, динамическая загрузка. Типы линковки. Методы релокации кода. Ленивая динамическая загрузка.<text:span text:style-name="T1"> - oh, the horror</text:span></text:p>
        </text:list-item>
        <text:list-item>
          <text:p text:style-name="P8">Интерфейс пользователя. Интерфейсы командной строки. Текстовые интерфейсы. Графические интерфейсы (WIMP-интерфейсы), оконные менеджеры. Реализация интерфейсов пользователя.<text:span text:style-name="T1"> - ok, wikipedia</text:span></text:p>
        </text:list-item>
        <text:list-item>
          <text:p text:style-name="P8">Машинные языки. Структура инструкций. Типы инструкций. Языки низкого уровня. Ассемблеры и их применение.<text:span text:style-name="T1"> - ok</text:span></text:p>
        </text:list-item>
        <text:list-item>
          <text:p text:style-name="P8">Шины передачи данных. Параллельные и последовательные шины. Шины ISA, PCI, PCI-Express, USB. Управление внешними устройствами.<text:span text:style-name="T1"> - ok</text:span></text:p>
        </text:list-item>
        <text:list-item>
          <text:p text:style-name="P8">Типы баз данных. Реляционные БД. Нормальные формы РБД. Язык SQL.<text:span text:style-name="T1"> - seems ok</text:span></text:p>
        </text:list-item>
        <text:list-item>
          <text:p text:style-name="P8">Реализация реляционных СУБД. Индексы, применение индексов. Транзакции, свойства транзакций. Блокировки, типы блокировок.<text:span text:style-name="T1"> - ok</text:span></text:p>
        </text:list-item>
        <text:list-item>
          <text:p text:style-name="P8">Автоматное программирование. Отличие от абстрактных автоматов. Связь с машиной Тьюринга.<text:span text:style-name="T1"> - ok, sick and wrong</text:span></text:p>
        </text:list-item>
        <text:list-item>
          <text:p text:style-name="P8">Файловые системы, их типы. Реализация файловых систем, структуры данных. Журналирование, log stuctured, copy-on-write, транзакции, indirect block allocation, extent allocation, delayed allocation. Сетевые и распределенные ФС. Примеры: FAT, NTFS, tmpfs, Ext*, XFS, ReiserFS, ZFS, Btrfs. Особенности для различных типов устройств (HDD, SSD, виртуальные устройства в памяти). RAID, логическое управление томами. Device pool, multiple roots.<text:span text:style-name="T1"> - ok, scary as fuck, incomplete?</text:span></text:p>
        </text:list-item>
        <text:list-item>
          <text:p text:style-name="P8">Компьютерные сети. Модель OSI. Устройства коммутации и маршрутизации. Протоколы Ethernet, IP, TCP, UDP.<text:span text:style-name="T1"> - ok</text:span></text:p>
        </text:list-item>
        <text:list-item>
          <text:p text:style-name="P8">Разработка через тестирование. Типичный цикл разработки через тестирование. Преимущества и недостатки разработки через тестирование. Инструменты, <text:soft-page-break/>поддерживающие разработку через тестирование.<text:span text:style-name="T1"> - ok</text:span></text:p>
        </text:list-item>
        <text:list-item>
          <text:p text:style-name="P4">Шаблоны проектирования, их применение. Классификация шаблонов проектирования. Примеры шаблонов проектирования.<text:span text:style-name="T1"> - seems 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1T18:56:56.79</meta:creation-date>
    <dc:date>2013-06-12T13:53:31.02</dc:date>
    <meta:editing-duration>PT4H54M7S</meta:editing-duration>
    <meta:editing-cycles>17</meta:editing-cycles>
    <meta:generator>OpenOffice.org/3.3$Win32 OpenOffice.org_project/330m20$Build-9567</meta:generator>
    <meta:document-statistic meta:table-count="0" meta:image-count="0" meta:object-count="0" meta:page-count="4" meta:paragraph-count="65" meta:word-count="1128" meta:character-count="9063"/>
  </office:meta>
</office:document-meta>
</file>